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9be1" officeooo:paragraph-rsid="00049b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9be1" officeooo:paragraph-rsid="00049b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c3c9" officeooo:paragraph-rsid="0004c3c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7eb3" officeooo:paragraph-rsid="00087eb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81c4" officeooo:paragraph-rsid="000681c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f9246" officeooo:paragraph-rsid="000f924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9be1" officeooo:paragraph-rsid="00049be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9be1" officeooo:paragraph-rsid="0004c3c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4c3c9" officeooo:paragraph-rsid="0004c3c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4c3c9" officeooo:paragraph-rsid="0005f45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5f458" officeooo:paragraph-rsid="0005f45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66ece" officeooo:paragraph-rsid="00066ec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681c4" officeooo:paragraph-rsid="000681c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bec4" officeooo:paragraph-rsid="0010bec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87eb3" officeooo:paragraph-rsid="00087eb3" style:font-weight-asian="normal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weight="bold" officeooo:rsid="0009e8f8" officeooo:paragraph-rsid="0009e8f8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weight="bold" officeooo:rsid="000c0691" officeooo:paragraph-rsid="000c0691" style:font-weight-asian="bold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weight="bold" officeooo:rsid="000de45c" officeooo:paragraph-rsid="000de45c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weight="normal" officeooo:rsid="000a9c87" officeooo:paragraph-rsid="000a9c87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weight="normal" officeooo:rsid="000a9c87" officeooo:paragraph-rsid="0009e8f8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weight="normal" officeooo:rsid="000c0691" officeooo:paragraph-rsid="000c069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49be1" officeooo:paragraph-rsid="001844db" style:font-weight-asian="normal" style:font-weight-complex="normal"/>
    </style:style>
    <style:style style:name="T1" style:family="text">
      <style:text-properties officeooo:rsid="0004c3c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9c87" style:font-weight-asian="normal" style:font-weight-complex="normal"/>
    </style:style>
    <style:style style:name="T4" style:family="text">
      <style:text-properties fo:font-weight="normal" officeooo:rsid="000de45c" style:font-weight-asian="normal" style:font-weight-complex="normal"/>
    </style:style>
    <style:style style:name="T5" style:family="text">
      <style:text-properties fo:font-weight="normal" officeooo:rsid="000f0f8a" style:font-weight-asian="normal" style:font-weight-complex="normal"/>
    </style:style>
    <style:style style:name="T6" style:family="text">
      <style:text-properties fo:font-weight="normal" officeooo:rsid="001a59e7" style:font-weight-asian="normal" style:font-weight-complex="normal"/>
    </style:style>
    <style:style style:name="T7" style:family="text">
      <style:text-properties officeooo:rsid="0005f45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f458" style:font-weight-asian="bold" style:font-weight-complex="bold"/>
    </style:style>
    <style:style style:name="T10" style:family="text">
      <style:text-properties officeooo:rsid="00083943"/>
    </style:style>
    <style:style style:name="T11" style:family="text">
      <style:text-properties style:text-position="super 58%" fo:font-weight="normal" officeooo:rsid="000de45c" style:font-weight-asian="normal" style:font-weight-complex="normal"/>
    </style:style>
    <style:style style:name="T12" style:family="text">
      <style:text-properties officeooo:rsid="0011222f"/>
    </style:style>
    <style:style style:name="T13" style:family="text">
      <style:text-properties officeooo:rsid="00130208"/>
    </style:style>
    <style:style style:name="T14" style:family="text">
      <style:text-properties officeooo:rsid="0014715d"/>
    </style:style>
    <style:style style:name="T15" style:family="text">
      <style:text-properties officeooo:rsid="0015381c"/>
    </style:style>
    <style:style style:name="T16" style:family="text">
      <style:text-properties officeooo:rsid="001645e0"/>
    </style:style>
    <style:style style:name="T17" style:family="text">
      <style:text-properties officeooo:rsid="001844db"/>
    </style:style>
    <style:style style:name="T18" style:family="text">
      <style:text-properties officeooo:rsid="0019e367"/>
    </style:style>
    <style:style style:name="T19" style:family="text">
      <style:text-properties officeooo:rsid="001a35d4"/>
    </style:style>
    <style:style style:name="T20" style:family="text">
      <style:text-properties officeooo:rsid="001d2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ic Backup</text:p>
      <text:p text:style-name="P2"/>
      <text:p text:style-name="P22">We <text:span text:style-name="T14">have to use</text:span> Rsync <text:span text:style-name="T15">package</text:span> to make <text:span text:style-name="T17">server backup</text:span> for every month. </text:p>
      <text:p text:style-name="P22"><text:span text:style-name="T17">This backup process is automated using the cronjob.</text:span></text:p>
      <text:p text:style-name="P7"/>
      <text:p text:style-name="P7"><text:span text:style-name="T8">Step 1: Installation of Rsync</text:span> </text:p>
      <text:p text:style-name="P7"/>
      <text:p text:style-name="P7"><text:s text:c="2"/>Use the following comm<text:span text:style-name="T17">a</text:span>nd to install rsync </text:p>
      <text:p text:style-name="P7"><text:s text:c="3"/></text:p>
      <text:p text:style-name="P7"><text:s text:c="8"/>#yum install rsync </text:p>
      <text:p text:style-name="P7"/>
      <text:p text:style-name="P7"><text:span text:style-name="T8">Step 2: Compress the backup file</text:span> </text:p>
      <text:p text:style-name="P7"><text:s/></text:p>
      <text:p text:style-name="P7"><text:s text:c="5"/>First we need to compress the target of backup directory, files, or any files. Using “Tar” command to make tar.gz or ta<text:span text:style-name="T16">r</text:span>.tgz files.</text:p>
      <text:p text:style-name="P7"/>
      <text:p text:style-name="P8"><text:s text:c="5"/><text:span text:style-name="T1">Run the following command to archive tar files for single and multible files , directory..</text:span></text:p>
      <text:p text:style-name="P7"/>
      <text:p text:style-name="P3">Single directory </text:p>
      <text:p text:style-name="P10"/>
      <text:p text:style-name="P10"><text:s/><text:span text:style-name="T8"><text:s/></text:span><text:span text:style-name="T9">Syntax</text:span><text:span text:style-name="T7"> </text:span></text:p>
      <text:p text:style-name="P10"><text:s/></text:p>
      <text:p text:style-name="P10"><text:s text:c="2"/><text:span text:style-name="T7">#tar -cvzf <text:s/>/path of compressed file location <text:s/>/path of “which file we want backup”</text:span></text:p>
      <text:p text:style-name="P9"/>
      <text:p text:style-name="P11"><text:span text:style-name="T8">Example :</text:span> </text:p>
      <text:p text:style-name="P9"/>
      <text:p text:style-name="P7"><text:s text:c="2"/><text:span text:style-name="T1">#tar <text:s/>-czvf <text:s/>/home/ss4u/Desktop/Backup.tar.gz <text:s/>/home/ss4u/Desktop/Mail </text:span></text:p>
      <text:p text:style-name="P7"/>
      <text:p text:style-name="P11"><text:span text:style-name="T8">Multiple Directory</text:span> </text:p>
      <text:p text:style-name="P11"/>
      <text:p text:style-name="P11"><text:span text:style-name="T8">Syntax :</text:span> </text:p>
      <text:p text:style-name="P11"/>
      <text:p text:style-name="P11"><text:s/>#tar -cvzf <text:s/>/path of compressed file location <text:s/>/path of “which file we want backup” <text:s/>first Directo<text:span text:style-name="T16">r</text:span>y /Second Directory </text:p>
      <text:p text:style-name="P11"/>
      <text:p text:style-name="P11"><text:span text:style-name="T8">Example :</text:span> </text:p>
      <text:p text:style-name="P11"/>
      <text:p text:style-name="P11"><text:s/># <text:span text:style-name="T1">tar <text:s/>-czvf <text:s/>/home/ss4u/Desktop/Backup.tar.gz <text:s/>/home/ss4u/Desktop/Mail <text:s/>/</text:span>var/www/html/rouncube</text:p>
      <text:p text:style-name="P11"/>
      <text:p text:style-name="P12"><text:span text:style-name="T8">Step 3: Backup Process </text:span><text:s text:c="3"/></text:p>
      <text:p text:style-name="P12"/>
      <text:p text:style-name="P12"><text:span text:style-name="T17">U</text:span>sing rsync to make a backup process for Local hard disk <text:span text:style-name="T17">to</text:span> External hard disk </text:p>
      <text:p text:style-name="P12"/>
      <text:p text:style-name="P12"><text:span text:style-name="T8">Commands</text:span> </text:p>
      <text:p text:style-name="P12"/>
      <text:p text:style-name="P5">syntax :</text:p>
      <text:p text:style-name="P13"/>
      <text:p text:style-name="P13"><text:s text:c="2"/>#rs<text:span text:style-name="T16">y</text:span>nc <text:s/>-<text:span text:style-name="T13">av</text:span> <text:s/>/Path of sour<text:span text:style-name="T16">c</text:span>e backup file <text:s/>/path of Destination backup file </text:p>
      <text:p text:style-name="P13"/>
      <text:p text:style-name="P5"><text:soft-page-break/>Example :</text:p>
      <text:p text:style-name="P13"><text:s/></text:p>
      <text:p text:style-name="P13"><text:s text:c="5"/>#rsync <text:s/>-<text:span text:style-name="T12">av</text:span> <text:s text:c="2"/>/home/ss4u/Desktop/Bckup.tar.gz <text:s text:c="2"/>/<text:span text:style-name="T10">External hard disk </text:span></text:p>
      <text:p text:style-name="P13"/>
      <text:p text:style-name="P4">Step 4: Create s<text:span text:style-name="T16">c</text:span>ript <text:span text:style-name="T18">f</text:span>ile <text:span text:style-name="T17">to setup the cronjob</text:span></text:p>
      <text:p text:style-name="P4"/>
      <text:p text:style-name="P4"><text:span text:style-name="T2"><text:s/>=&gt; Just</text:span> <text:span text:style-name="T2">create .sh of script file for Backup.</text:span></text:p>
      <text:p text:style-name="P4"/>
      <text:p text:style-name="P15"><text:s/>=&gt; Open a <text:span text:style-name="T19">text editor</text:span> and put it all above backup process commands.</text:p>
      <text:p text:style-name="P4"/>
      <text:p text:style-name="P4"><text:span text:style-name="T2"><text:s/>=&gt; Save as </text:span><text:span text:style-name="T6">the file with the extension .sh ( Ex: <text:s/></text:span><text:span text:style-name="T5">backup</text:span><text:span text:style-name="T2">.sh </text:span><text:span text:style-name="T6">)</text:span></text:p>
      <text:p text:style-name="P4"/>
      <text:p text:style-name="P6">Example :</text:p>
      <text:p text:style-name="P6"/>
      <text:p text:style-name="P14">#!/bin/sh</text:p>
      <text:p text:style-name="P14"/>
      <text:p text:style-name="P14">tar -czvf /home/ss4u/Desktop/backup.tar.gz /home/ss4u/Desktop/Mail </text:p>
      <text:p text:style-name="P14"/>
      <text:p text:style-name="P14">chmod 777 -R /home/ss4u/Desktop/backup.tar.gz</text:p>
      <text:p text:style-name="P14"/>
      <text:p text:style-name="P14">rsync -<text:span text:style-name="T12">av</text:span> /home/ss4u/Desktop/backup.tar.gz /</text:p>
      <text:p text:style-name="P4"/>
      <text:p text:style-name="P16">Step 5: <text:span text:style-name="T20">Configure</text:span> cronjob</text:p>
      <text:p text:style-name="P16"/>
      <text:p text:style-name="P16"><text:s text:c="2"/><text:span text:style-name="T2">Finally to configure a cronjob for automatic backup process. Run following commands.</text:span></text:p>
      <text:p text:style-name="P19"><text:s/></text:p>
      <text:p text:style-name="P16"><text:span text:style-name="T2"><text:s text:c="2"/></text:span><text:span text:style-name="T3">#crontab -e </text:span></text:p>
      <text:p text:style-name="P16"/>
      <text:p text:style-name="P20"><text:s text:c="2"/>#* * * * * <text:s/>cd /location of script file; cd run for script file </text:p>
      <text:p text:style-name="P16"/>
      <text:p text:style-name="P17"><text:s/><text:span text:style-name="T2">In above <text:s/>five stars mean by minute (0 to 59), hour(0 to 23), day of month (1 to 31), month of year(1 to 12) , week of day (1-sunday,7-saturday) <text:s/></text:span></text:p>
      <text:p text:style-name="P17"/>
      <text:p text:style-name="P17"><text:span text:style-name="T3">E</text:span><text:span text:style-name="T2">xample : </text:span><text:span text:style-name="T4">10.30am 5</text:span><text:span text:style-name="T11">th</text:span><text:span text:style-name="T4"> july every monday </text:span></text:p>
      <text:p text:style-name="P17"/>
      <text:p text:style-name="P18"><text:span text:style-name="T4">3</text:span><text:span text:style-name="T2">0 <text:s/>10 <text:s/>5 <text:s/>7 1 cd /home/ss4u/Desktop;sh backup.sh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7-14T12:44:01.732834293</meta:creation-date>
    <dc:date>2016-07-15T10:19:38.954853164</dc:date>
    <meta:editing-duration>PT1H1M5S</meta:editing-duration>
    <meta:editing-cycles>28</meta:editing-cycles>
    <meta:generator>LibreOffice/4.2.7.2$Linux_x86 LibreOffice_project/420m0$Build-2</meta:generator>
    <meta:document-statistic meta:table-count="0" meta:image-count="0" meta:object-count="0" meta:page-count="2" meta:paragraph-count="47" meta:word-count="313" meta:character-count="2061" meta:non-whitespace-character-count="1685"/>
  </office:meta>
</office:document-meta>
</file>